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roman" style:font-pitch="variable"/>
    <style:font-face style:name="Noto Mono1" svg:font-family="'Noto Mono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left="-1.752cm" fo:margin-right="0cm" fo:margin-top="0cm" fo:margin-bottom="0cm" style:contextual-spacing="false" fo:line-height="100%" fo:text-indent="0cm" style:auto-text-indent="false"/>
      <style:text-properties style:font-name="Noto Mono" fo:font-size="10pt" style:font-size-asian="10pt" style:font-name-complex="Noto Mono1" style:font-size-complex="10pt"/>
    </style:style>
    <style:style style:name="P3" style:family="paragraph" style:parent-style-name="Standard">
      <style:paragraph-properties fo:margin-left="-1.752cm" fo:margin-right="0cm" fo:margin-top="0cm" fo:margin-bottom="0cm" style:contextual-spacing="false" fo:line-height="100%" fo:text-indent="0cm" style:auto-text-indent="false"/>
    </style:style>
    <style:style style:name="P4" style:family="paragraph">
      <loext:graphic-properties draw:fill="solid" draw:fill-color="#4472c4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Noto Mono" fo:font-size="10pt" style:font-size-asian="10pt" style:font-name-complex="Noto Mono1" style:font-size-complex="10pt"/>
    </style:style>
    <style:style style:name="T2" style:family="text">
      <style:text-properties style:font-name="Noto Mono" fo:font-size="10pt" style:font-size-asian="10pt" style:font-name-complex="Noto Mono1" style:font-size-complex="10pt" fo:background-color="#ffff00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style:font-name-complex="Calibri1"/>
    </style:style>
    <style:style style:name="T5" style:family="text">
      <style:text-properties fo:color="#ff0000" loext:opacity="100%" fo:font-style="italic" style:font-style-asian="italic" style:font-name-complex="Calibri1" style:font-style-complex="italic"/>
    </style:style>
    <style:style style:name="T6" style:family="text">
      <style:text-properties fo:color="#ff0000" loext:opacity="100%" fo:font-size="9pt" style:font-size-asian="9pt" style:font-name-complex="Calibri1" style:font-size-complex="9pt"/>
    </style:style>
    <style:style style:name="T7" style:family="text">
      <style:text-properties fo:color="#ff0000" loext:opacity="100%" fo:font-size="9pt" style:font-size-asian="9pt" style:font-size-complex="9pt"/>
    </style:style>
    <style:style style:name="T8" style:family="text">
      <style:text-properties fo:color="#ff0000" loext:opacity="100%" fo:font-size="9pt" style:font-name-asian="F" style:font-size-asian="9pt" style:font-size-complex="9pt"/>
    </style:style>
    <style:style style:name="fr1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cm" fo:min-width="1.374cm" fo:padding-top="0.125cm" fo:padding-bottom="0.125cm" fo:padding-left="0.25cm" fo:padding-right="0.25cm" fo:wrap-option="wrap" fo:margin-left="0.053cm" fo:margin-right="0.053cm" fo:margin-top="0.053cm" fo:margin-bottom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cm" fo:min-width="1.198cm" fo:padding-top="0.125cm" fo:padding-bottom="0.125cm" fo:padding-left="0.25cm" fo:padding-right="0.25cm" fo:wrap-option="wrap" fo:margin-left="0.053cm" fo:margin-right="0.071cm" fo:margin-top="0.053cm" fo:margin-bottom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6cm" fo:min-width="4.997cm" fo:padding-top="0.127cm" fo:padding-bottom="0.127cm" fo:padding-left="0.254cm" fo:padding-right="0.254cm" fo:wrap-option="wrap" fo:margin-left="0.303cm" fo:margin-right="0.355cm" fo:margin-top="0.113cm" fo:margin-bottom="0.16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41cm" fo:min-width="3.286cm" fo:padding-top="0.127cm" fo:padding-bottom="0.127cm" fo:padding-left="0.254cm" fo:padding-right="0.254cm" fo:wrap-option="wrap" fo:margin-left="0.303cm" fo:margin-right="0.372cm" fo:margin-top="0.113cm" fo:margin-bottom="0.18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347cm" fo:min-width="1.505cm" fo:padding-top="0.127cm" fo:padding-bottom="0.127cm" fo:padding-left="0.254cm" fo:padding-right="0.254cm" fo:wrap-option="wrap" fo:margin-left="0.303cm" fo:margin-right="0.356cm" fo:margin-top="0.111cm" fo:margin-bottom="0.14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cm" fo:min-width="2.087cm" fo:padding-top="0.127cm" fo:padding-bottom="0.127cm" fo:padding-left="0.254cm" fo:padding-right="0.254cm" fo:wrap-option="wrap" fo:margin-left="0.303cm" fo:margin-right="0.356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53cm" fo:min-width="0.023cm" fo:padding-top="0.127cm" fo:padding-bottom="0.127cm" fo:padding-left="0.254cm" fo:padding-right="0.254cm" fo:wrap-option="wrap" fo:margin-left="0.303cm" fo:margin-right="0.356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63cm" fo:min-width="0.323cm" fo:padding-top="0.127cm" fo:padding-bottom="0.127cm" fo:padding-left="0.254cm" fo:padding-right="0.254cm" fo:wrap-option="wrap" fo:margin-left="0.303cm" fo:margin-right="0.374cm" fo:margin-top="0.113cm" fo:margin-bottom="0.183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06cm" fo:min-width="0.288cm" fo:padding-top="0.127cm" fo:padding-bottom="0.127cm" fo:padding-left="0.254cm" fo:padding-right="0.254cm" fo:wrap-option="wrap" fo:margin-left="0.303cm" fo:margin-right="0.356cm" fo:margin-top="0.113cm" fo:margin-bottom="0.146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353cm" fo:min-width="6.962cm" fo:padding-top="0.127cm" fo:padding-bottom="0.127cm" fo:padding-left="0.254cm" fo:padding-right="0.254cm" fo:wrap-option="wrap" fo:margin-left="0.303cm" fo:margin-right="0.347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06cm" fo:min-width="6.743cm" fo:padding-top="0.127cm" fo:padding-bottom="0.127cm" fo:padding-left="0.254cm" fo:padding-right="0.254cm" fo:wrap-option="wrap" fo:margin-left="0.302cm" fo:margin-right="0.356cm" fo:margin-top="0.113cm" fo:margin-bottom="0.14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06cm" fo:min-width="5.831cm" fo:padding-top="0.127cm" fo:padding-bottom="0.127cm" fo:padding-left="0.254cm" fo:padding-right="0.254cm" fo:wrap-option="wrap" fo:margin-left="0.303cm" fo:margin-right="0.339cm" fo:margin-top="0.113cm" fo:margin-bottom="0.14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/>
    </style:style>
    <style:style style:name="gr13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cm" fo:min-width="0.891cm" fo:padding-top="0.125cm" fo:padding-bottom="0.125cm" fo:padding-left="0.25cm" fo:padding-right="0.25cm" fo:wrap-option="wrap" fo:margin-left="0.053cm" fo:margin-right="0.035cm" fo:margin-top="0.053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53cm" fo:min-width="5.831cm" fo:padding-top="0.127cm" fo:padding-bottom="0.127cm" fo:padding-left="0.254cm" fo:padding-right="0.254cm" fo:wrap-option="wrap" fo:margin-left="0.303cm" fo:margin-right="0.339cm" fo:margin-top="0.113cm" fo:margin-bottom="0.148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width-rel="paragraph"/>
    </style:style>
    <style:style style:name="gr15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cm" fo:min-width="0.457cm" fo:padding-top="0.125cm" fo:padding-bottom="0.125cm" fo:padding-left="0.25cm" fo:padding-right="0.25cm" fo:wrap-option="wrap" fo:margin-left="0.053cm" fo:margin-right="0.071cm" fo:margin-top="0.053cm" fo:margin-bottom="0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59cm" fo:min-width="6.92cm" fo:padding-top="0.127cm" fo:padding-bottom="0.127cm" fo:padding-left="0.254cm" fo:padding-right="0.254cm" fo:wrap-option="wrap" fo:margin-left="0.303cm" fo:margin-right="0.339cm" fo:margin-top="0.113cm" fo:margin-bottom="0.14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35cm" svg:stroke-color="#1d3155" draw:stroke-linejoin="miter" svg:stroke-linecap="butt" draw:fill="solid" draw:fill-color="#4472c4" loext:fill-theme-color="accent1" draw:textarea-vertical-align="top" draw:auto-grow-height="false" fo:min-height="0cm" fo:min-width="1.52cm" fo:padding-top="0.125cm" fo:padding-bottom="0.125cm" fo:padding-left="0.25cm" fo:padding-right="0.25cm" fo:wrap-option="wrap" fo:margin-left="0.053cm" fo:margin-right="0.071cm" fo:margin-top="0.053cm" fo:margin-bottom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89cm" fo:min-width="5.826cm" fo:padding-top="0.127cm" fo:padding-bottom="0.127cm" fo:padding-left="0.254cm" fo:padding-right="0.254cm" fo:wrap-option="wrap" fo:margin-left="0.303cm" fo:margin-right="0.372cm" fo:margin-top="0cm" fo:margin-bottom="0.039cm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&gt; library(Distance)</text:span></text:p>
      <text:p text:style-name="P3"><text:span text:style-name="T1">&gt; data(ducknest)</text:span></text:p>
      <text:p text:style-name="P3"><text:span text:style-name="T1">&gt; rightunits &lt;- convert_units("meter", "kilometer", "square kilometer")</text:span></text:p>
      <text:p text:style-name="P3"><text:span text:style-name="T1">&gt; hr &lt;- ds(ducknest, key="</text:span><text:span text:style-name="T2">hr</text:span><text:span text:style-name="T1">", convert_units = rightunits)</text:span></text:p>
      <text:p text:style-name="P3"><text:span text:style-name="T1">&gt; summary(hr)</text:span></text:p>
      <text:p text:style-name="P2"/>
      <text:p text:style-name="P3"><draw:custom-shape text:anchor-type="char" draw:z-index="0" draw:name="Text Box 2" draw:style-name="gr18" draw:text-style-name="P5" svg:width="6.333cm" svg:height="0.742cm" svg:x="6.914cm" svg:y="5.45cm"><text:p text:style-name="Frame_20_contents"><text:span text:style-name="T3">Number of detections used in mod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Arrow: Left 1" draw:style-name="gr17" draw:text-style-name="P4" svg:width="2.1cm" svg:height="0.318cm" svg:x="4.621cm" svg:y="0.351cm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Summary for distance analysis </text:span></text:p>
      <text:p text:style-name="P3"><text:span text:style-name="T1">Number of observations : <text:s/>534 </text:span></text:p>
      <text:p text:style-name="P3"><draw:custom-shape text:anchor-type="char" draw:z-index="2" draw:name="Text Box 2" draw:style-name="gr16" draw:text-style-name="P5" svg:width="7.427cm" svg:height="0.812cm" svg:x="6.914cm" svg:y="0.037cm"><text:p text:style-name="Frame_20_contents"><text:span text:style-name="T3">Left and right truncation values in analysi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Arrow: Left 2" draw:style-name="gr15" draw:text-style-name="P4" svg:width="0.989cm" svg:height="0.128cm" svg:x="5.75cm" svg:y="0.122cm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Distance range <text:s text:c="8"/>: <text:s/>0 <text:s/>- <text:s/>2.4 </text:span></text:p>
      <text:p text:style-name="P2"/>
      <text:p text:style-name="P3"><draw:custom-shape text:anchor-type="char" style:rel-width="40%" draw:z-index="4" draw:name="Text Box 2" draw:style-name="gr14" draw:text-style-name="P5" svg:width="6.338cm" svg:height="0.706cm" svg:x="6.978cm" svg:y="0.118cm"><text:p text:style-name="Frame_20_contents"><text:span text:style-name="T3">Detection function model fitte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Arrow: Left 3" draw:style-name="gr13" draw:text-style-name="P4" svg:width="1.447cm" svg:height="0.23cm" svg:x="5.186cm" svg:y="0.145cm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Model : Hazard-rate key function </text:span></text:p>
      <text:p text:style-name="P3"><text:span text:style-name="T1">AIC <text:s text:c="2"/>: 929.7934 </text:span></text:p>
      <text:p text:style-name="P2"/>
      <text:p text:style-name="P3"><draw:custom-shape text:anchor-type="char" style:rel-width="40%" draw:z-index="6" draw:name="Text Box 2" draw:style-name="gr12" draw:text-style-name="P5" svg:width="6.338cm" svg:height="0.759cm" svg:x="6.879cm" svg:y="0.016cm"><text:p text:style-name="Frame_20_contents"><text:span text:style-name="T3">Parameter estimates of key function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Detection function parameters</text:span></text:p>
      <text:p text:style-name="P3"><text:span text:style-name="T1">Scale coefficient(s): <text:s/></text:span></text:p>
      <text:p text:style-name="P3"><draw:custom-shape text:anchor-type="char" draw:z-index="7" draw:name="Text Box 2" draw:style-name="gr11" draw:text-style-name="P5" svg:width="7.25cm" svg:height="0.759cm" svg:x="6.862cm" svg:y="0.106cm"><text:p text:style-name="Frame_20_contents"><text:span text:style-name="T3">Scale coefficient is </text:span><text:span text:style-name="T4">σ, printed value is </text:span><text:span text:style-name="T5">ln(σ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3"/>estimate <text:s text:c="7"/>se</text:span></text:p>
      <text:p text:style-name="P3"><draw:custom-shape text:anchor-type="char" draw:z-index="16" draw:name="Arrow: Left 4" draw:style-name="gr2" draw:text-style-name="P4" svg:width="1.729cm" svg:height="0.128cm" svg:x="5.009cm" svg:y="0.134cm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(Intercept) 0.9190194 0.2081124</text:span></text:p>
      <text:p text:style-name="P2"><draw:custom-shape text:anchor-type="char" draw:z-index="8" draw:name="Text Box 2" draw:style-name="gr10" draw:text-style-name="P5" svg:width="7.469cm" svg:height="1.606cm" svg:x="6.844cm" svg:y="0.143cm"><text:p text:style-name="Frame_20_contents"><text:span text:style-name="T3">Shape coefficient is </text:span><text:span text:style-name="T4">β, printed value is </text:span><text:span text:style-name="T5">ln(</text:span><text:span text:style-name="T4">β</text:span><text:span text:style-name="T5">)</text:span><text:span text:style-name="T4">. </text:span><text:span text:style-name="T6">Only for hazard rate key function; adjustment term coefficient estimates would appear here.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1">Shape coefficient(s): <text:s/></text:span></text:p>
      <text:p text:style-name="P3"><text:span text:style-name="T1"><text:s text:c="13"/>estimate <text:s text:c="7"/>se</text:span></text:p>
      <text:p text:style-name="P3"><draw:custom-shape text:anchor-type="char" draw:z-index="17" draw:name="Arrow: Left 5" draw:style-name="gr1" draw:text-style-name="P4" svg:width="1.906cm" svg:height="0.128cm" svg:x="4.886cm" svg:y="0.138cm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text:span text:style-name="T1">(Intercept) 0.2899026 0.6393473</text:span></text:p>
      <text:p text:style-name="P2"/>
      <text:p text:style-name="P3"><draw:custom-shape text:anchor-type="char" draw:z-index="9" draw:name="Text Box 2" draw:style-name="gr9" draw:text-style-name="P5" svg:width="0.795cm" svg:height="0.759cm" svg:x="12.735cm" svg:y="0.051cm"><text:p text:style-name="P1"><draw:frame draw:style-name="fr2" draw:name="Object1" text:anchor-type="as-char" svg:width="0.427cm" svg:height="0.577cm" draw:z-index="31"><draw:object xlink:href="./Object 1" xlink:type="simple" xlink:show="embed" xlink:actuate="onLoad"/><draw:image xlink:href="./ObjectReplacements/Object 1" xlink:type="simple" xlink:show="embed" xlink:actuate="onLoad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23"/>Estimate <text:s text:c="9"/>SE <text:s text:c="8"/>CV</text:span></text:p>
      <text:p text:style-name="P3"><text:span text:style-name="T1">Average p <text:s text:c="12"/></text:span><text:span text:style-name="T2">0.8890651</text:span><text:span text:style-name="T1"> <text:s/>0.04957232 0.05575780</text:span></text:p>
      <text:p text:style-name="P3"><draw:custom-shape text:anchor-type="char" draw:z-index="10" draw:name="Text Box 2" draw:style-name="gr8" draw:text-style-name="P5" svg:width="0.83cm" svg:height="0.883cm" svg:x="12.753cm" svg:y="0.019cm"><text:p text:style-name="P1"><draw:frame draw:style-name="fr2" draw:name="Object2" text:anchor-type="as-char" svg:width="0.482cm" svg:height="0.577cm" draw:z-index="32"><draw:object xlink:href="./Object 2" xlink:type="simple" xlink:show="embed" xlink:actuate="onLoad"/><draw:image xlink:href="./ObjectReplacements/Object 2" xlink:type="simple" xlink:show="embed" xlink:actuate="onLoad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 in covered region </text:span><text:span text:style-name="T2">600.6309061</text:span><text:span text:style-name="T1"> 34.59068785 0.05759059</text:span></text:p>
      <text:p text:style-name="P2"/>
      <text:p text:style-name="P3"><draw:custom-shape text:anchor-type="char" draw:z-index="14" draw:name="Text Box 2" draw:style-name="gr4" draw:text-style-name="P5" svg:width="3.793cm" svg:height="1.094cm" svg:x="14.34cm" svg:y="0.021cm"><text:p text:style-name="Frame_20_contents"><text:span text:style-name="T7">Encounter rate: <text:line-break/>detections per unit effo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Summary statistics:</text:span></text:p>
      <text:p text:style-name="P3"><text:span text:style-name="T1"><text:s text:c="3"/>Region <text:s/>Area CoveredArea Effort <text:s text:c="2"/>n <text:s/>k <text:s text:c="7"/></text:span><text:span text:style-name="T2">ER</text:span><text:span text:style-name="T1"> <text:s text:c="6"/>se.ER <text:s text:c="5"/>cv.ER</text:span></text:p>
      <text:p text:style-name="P3"><text:span text:style-name="T1">1 Default 12.36 <text:s text:c="6"/></text:span><text:span text:style-name="T2">12.36</text:span><text:span text:style-name="T1"> <text:s text:c="2"/></text:span><text:span text:style-name="T2">2575</text:span><text:span text:style-name="T1"> 534 </text:span><text:span text:style-name="T2">20</text:span><text:span text:style-name="T1"> 0.2073786 0.007970756 0.03843576</text:span></text:p>
      <text:p text:style-name="P2"><draw:custom-shape text:anchor-type="char" draw:z-index="12" draw:name="Text Box 2" draw:style-name="gr6" draw:text-style-name="P5" svg:width="2.594cm" svg:height="0.653cm" svg:x="3.986cm" svg:y="0.157cm"><text:p text:style-name="Frame_20_contents"><text:span text:style-name="T7">Total line leng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2" draw:style-name="gr5" draw:text-style-name="P5" svg:width="2.012cm" svg:height="0.6cm" svg:x="6.72cm" svg:y="0.228cm"><text:p text:style-name="Frame_20_contents"><text:span text:style-name="T7"># transect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Text Box 2" draw:style-name="gr7" draw:text-style-name="P5" svg:width="0.53cm" svg:height="0.706cm" svg:x="3.175cm" svg:y="0.148cm"><text:p text:style-name="Frame_20_contents"><text:span text:style-name="T3">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3"><text:span text:style-name="T1">Density:</text:span></text:p>
      <text:p text:style-name="P3"><text:span text:style-name="T1"><text:s text:c="2"/>Label Estimate <text:s text:c="6"/>se <text:s text:c="8"/>cv <text:s text:c="5"/>lcl <text:s text:c="5"/>ucl <text:s text:c="6"/>df</text:span></text:p>
      <text:p text:style-name="P3"><text:span text:style-name="T1">1 Total </text:span><text:span text:style-name="T2">48.59473</text:span><text:span text:style-name="T1"> 3.290922 0.06772179 42.51734 55.54082 158.1078</text:span></text:p>
      <text:p text:style-name="P2"><draw:custom-shape text:anchor-type="char" draw:z-index="15" draw:name="Text Box 2" draw:style-name="gr3" draw:text-style-name="P5" svg:width="5.504cm" svg:height="1.853cm" svg:x="-1.729cm" svg:y="0.206cm"><text:p text:style-name="P1"><draw:frame draw:style-name="fr1" draw:name="Object3" text:anchor-type="as-char" svg:y="-0.422cm" svg:width="0.346cm" svg:height="0.513cm" draw:z-index="33"><draw:object xlink:href="./Object 3" xlink:type="simple" xlink:show="embed" xlink:actuate="onLoad"/><draw:image xlink:href="./ObjectReplacements/Object 3" xlink:type="simple" xlink:show="embed" xlink:actuate="onLoad"/></draw:frame><text:span text:style-name="T8">if study area size was provided, abundance would also be estimate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roman" style:font-pitch="variable"/>
    <style:font-face style:name="Noto Mono1" svg:font-family="'N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ric Rexstad</meta:initial-creator>
    <meta:editing-cycles>2</meta:editing-cycles>
    <meta:creation-date>2023-07-12T09:19:00</meta:creation-date>
    <dc:date>2023-10-10T13:14:02.132000000</dc:date>
    <meta:editing-duration>PT56M18S</meta:editing-duration>
    <meta:generator>LibreOffice/7.4.5.1$Windows_X86_64 LibreOffice_project/9c0871452b3918c1019dde9bfac75448afc4b57f</meta:generator>
    <meta:document-statistic meta:table-count="0" meta:image-count="0" meta:object-count="3" meta:page-count="1" meta:paragraph-count="39" meta:word-count="187" meta:character-count="1452" meta:non-whitespace-character-count="112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over accent="true">
      <msub>
        <mi>P</mi>
        <mi>a</mi>
      </msub>
      <mo stretchy="true">^</mo>
    </mover>
    <annotation encoding="StarMath 5.0">widehat {{P} rsub {a}}</annotation>
  </semantics>
</math>
</file>

<file path=Object 2/content.xml><?xml version="1.0" encoding="utf-8"?>
<math xmlns="http://www.w3.org/1998/Math/MathML" display="block">
  <semantics>
    <mover accent="true">
      <msub>
        <mi>N</mi>
        <mi>a</mi>
      </msub>
      <mo stretchy="true">^</mo>
    </mover>
    <annotation encoding="StarMath 5.0">widehat {{N} rsub {a}}</annotation>
  </semantics>
</math>
</file>

<file path=Object 3/content.xml><?xml version="1.0" encoding="utf-8"?>
<math xmlns="http://www.w3.org/1998/Math/MathML" display="block">
  <semantics>
    <mover accent="true">
      <mi>D</mi>
      <mo stretchy="true">^</mo>
    </mover>
    <annotation encoding="StarMath 5.0">widehat {D} </annotation>
  </semantics>
</math>
</file>